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00%" style:register-true="true"/>
      <style:text-properties fo:color="#000000" loext:opacity="100%" style:font-name="Droid Sans Mono" fo:font-size="16pt" fo:font-weight="bold" officeooo:paragraph-rsid="0005b3ac" fo:background-color="transparent" style:font-size-asian="16pt" style:font-size-complex="16pt"/>
    </style:style>
    <style:style style:name="P2" style:family="paragraph" style:parent-style-name="Standard" style:list-style-name="L1">
      <style:paragraph-properties style:line-height-at-least="0.25in"/>
      <style:text-properties fo:color="#000000" loext:opacity="100%" style:font-name="Droid Sans Mono" fo:font-size="16pt" fo:font-weight="normal" officeooo:paragraph-rsid="000e95db" fo:background-color="transparent" style:font-size-asian="16pt" style:font-size-complex="16pt"/>
    </style:style>
    <style:style style:name="P3" style:family="paragraph" style:parent-style-name="Standard" style:list-style-name="L1">
      <style:paragraph-properties style:line-height-at-least="0.25in"/>
      <style:text-properties fo:color="#000000" loext:opacity="100%" style:font-name="Droid Sans Mono" fo:font-size="16pt" fo:font-weight="normal" officeooo:rsid="000e95db" officeooo:paragraph-rsid="000e95db" fo:background-color="transparent" style:font-size-asian="16pt" style:font-size-complex="16pt"/>
    </style:style>
    <style:style style:name="P4" style:family="paragraph" style:parent-style-name="Standard" style:list-style-name="L1">
      <style:paragraph-properties style:line-height-at-least="0.25in"/>
      <style:text-properties fo:color="#000000" loext:opacity="100%" style:font-name="Droid Sans Mono" fo:font-size="16pt" fo:font-weight="normal" officeooo:rsid="000e95db" officeooo:paragraph-rsid="001111b2" fo:background-color="transparent" style:font-size-asian="16pt" style:font-size-complex="16pt"/>
    </style:style>
    <style:style style:name="P5" style:family="paragraph" style:parent-style-name="Standard" style:list-style-name="L1">
      <loext:graphic-properties draw:fill-gradient-name="gradient" draw:fill-hatch-name="hatch"/>
      <style:paragraph-properties style:line-height-at-least="0.25in" style:register-true="true"/>
      <style:text-properties fo:color="#000000" loext:opacity="100%" style:font-name="Droid Sans Mono" fo:font-size="16pt" fo:font-weight="normal" officeooo:rsid="000e95db" officeooo:paragraph-rsid="001689b4" fo:background-color="transparent" style:font-size-asian="16pt" style:font-size-complex="16pt"/>
    </style:style>
    <style:style style:name="P6" style:family="paragraph" style:parent-style-name="Standard" style:list-style-name="L1">
      <style:paragraph-properties style:line-height-at-least="0.25in"/>
      <style:text-properties fo:color="#000000" loext:opacity="100%" style:font-name="Droid Sans Mono" fo:font-size="16pt" fo:font-weight="normal" officeooo:rsid="001111b2" officeooo:paragraph-rsid="001111b2" fo:background-color="transparent" style:font-size-asian="16pt" style:font-size-complex="16pt"/>
    </style:style>
    <style:style style:name="P7" style:family="paragraph" style:parent-style-name="Standard" style:list-style-name="L1">
      <style:paragraph-properties style:line-height-at-least="0.25in"/>
      <style:text-properties fo:color="#000000" loext:opacity="100%" style:font-name="Droid Sans Mono" fo:font-size="16pt" fo:font-weight="normal" officeooo:rsid="001111b2" officeooo:paragraph-rsid="001689b4" fo:background-color="transparent" style:font-size-asian="16pt" style:font-size-complex="16pt"/>
    </style:style>
    <style:style style:name="P8" style:family="paragraph" style:parent-style-name="Standard" style:list-style-name="L1">
      <style:paragraph-properties style:line-height-at-least="0.25in"/>
      <style:text-properties fo:color="#000000" loext:opacity="100%" style:font-name="Droid Sans Mono" fo:font-size="16pt" fo:font-weight="normal" officeooo:rsid="001689b4" officeooo:paragraph-rsid="001689b4" fo:background-color="transparent" style:font-size-asian="16pt" style:font-size-complex="16pt"/>
    </style:style>
    <style:style style:name="P9" style:family="paragraph" style:parent-style-name="Standard" style:list-style-name="L1">
      <style:paragraph-properties style:line-height-at-least="0.25in"/>
      <style:text-properties fo:color="#000000" loext:opacity="100%" style:font-name="Droid Sans Mono" fo:font-size="16pt" fo:font-weight="normal" officeooo:rsid="001643c4" officeooo:paragraph-rsid="001689b4" fo:background-color="transparent" style:font-size-asian="16pt" style:font-size-complex="16pt"/>
    </style:style>
    <style:style style:name="P10" style:family="paragraph" style:parent-style-name="Standard" style:list-style-name="L1">
      <loext:graphic-properties draw:fill-gradient-name="gradient" draw:fill-hatch-name="hatch"/>
      <style:paragraph-properties style:line-height-at-least="0.25in" style:register-true="true"/>
      <style:text-properties fo:color="#000000" loext:opacity="100%" style:font-name="Droid Sans Mono" fo:font-size="16pt" fo:font-weight="normal" officeooo:rsid="001723e3" officeooo:paragraph-rsid="001723e3" fo:background-color="transparent" style:font-size-asian="16pt" style:font-size-complex="16pt"/>
    </style:style>
    <style:style style:name="P11" style:family="paragraph" style:parent-style-name="Standard">
      <loext:graphic-properties draw:fill-gradient-name="gradient" draw:fill-hatch-name="hatch"/>
      <style:paragraph-properties fo:line-height="100%" style:register-true="true"/>
      <style:text-properties fo:color="#000000" loext:opacity="100%" style:font-name="Droid Sans Mono" fo:font-size="16pt" fo:font-weight="bold" officeooo:rsid="000e95db" officeooo:paragraph-rsid="001111b2" fo:background-color="transparent" style:font-size-asian="16pt" style:font-size-complex="16pt"/>
    </style:style>
    <style:style style:name="P12" style:family="paragraph" style:parent-style-name="Standard">
      <loext:graphic-properties draw:fill-gradient-name="gradient" draw:fill-hatch-name="hatch"/>
      <style:paragraph-properties fo:line-height="100%" style:register-true="true"/>
      <style:text-properties fo:color="#000000" loext:opacity="100%" style:font-name="Droid Sans Mono" fo:font-size="16pt" fo:font-weight="bold" officeooo:rsid="000e95db" officeooo:paragraph-rsid="001689b4" fo:background-color="transparent" style:font-size-asian="16pt" style:font-size-complex="16pt"/>
    </style:style>
    <style:style style:name="P13" style:family="paragraph" style:parent-style-name="Standard" style:list-style-name="L1">
      <style:paragraph-properties style:line-height-at-least="0.25in"/>
      <style:text-properties fo:color="#000000" loext:opacity="100%" fo:font-size="16pt" officeooo:paragraph-rsid="000e95db" style:font-size-asian="16pt" style:font-size-complex="16pt"/>
    </style:style>
    <style:style style:name="P14" style:family="paragraph" style:parent-style-name="Standard" style:list-style-name="L1">
      <style:paragraph-properties style:line-height-at-least="0.25in"/>
      <style:text-properties fo:color="#000000" loext:opacity="100%" fo:font-size="16pt" officeooo:rsid="00130801" officeooo:paragraph-rsid="00130801" fo:background-color="transparent" style:font-size-asian="16pt" style:font-size-complex="16pt"/>
    </style:style>
    <style:style style:name="P15" style:family="paragraph" style:parent-style-name="Standard" style:list-style-name="L1">
      <style:paragraph-properties style:line-height-at-least="0.25in"/>
      <style:text-properties fo:font-size="16pt" officeooo:paragraph-rsid="000e95db" style:font-size-asian="16pt" style:font-size-complex="16pt"/>
    </style:style>
    <style:style style:name="T1" style:family="text">
      <style:text-properties fo:color="#000000" loext:opacity="100%" style:font-name="Droid Sans Mono" fo:font-weight="normal" fo:background-color="transparent" loext:char-shading-value="0"/>
    </style:style>
    <style:style style:name="T2" style:family="text">
      <style:text-properties fo:color="#000000" loext:opacity="100%" style:font-name="Droid Sans Mono" fo:font-weight="normal" officeooo:rsid="000e95db" fo:background-color="transparent" loext:char-shading-value="0"/>
    </style:style>
    <style:style style:name="T3" style:family="text">
      <style:text-properties style:font-name="Droid Sans Mono" fo:font-weight="normal"/>
    </style:style>
    <style:style style:name="T4" style:family="text">
      <style:text-properties style:font-name="Droid Sans Mono" fo:font-weight="normal" fo:background-color="transparent" loext:char-shading-value="0"/>
    </style:style>
    <style:style style:name="T5" style:family="text">
      <style:text-properties style:font-name="Droid Sans Mono" fo:font-weight="normal" officeooo:rsid="000e95db" fo:background-color="transparent" loext:char-shading-value="0"/>
    </style:style>
    <style:style style:name="T6" style:family="text">
      <style:text-properties style:font-name="Droid Sans Mono" fo:font-weight="normal" officeooo:rsid="001643c4"/>
    </style:style>
    <style:style style:name="T7" style:family="text">
      <style:text-properties officeooo:rsid="001111b2"/>
    </style:style>
    <style:style style:name="T8" style:family="text">
      <style:text-properties officeooo:rsid="00130801"/>
    </style:style>
    <style:style style:name="T9" style:family="text">
      <style:text-properties officeooo:rsid="00148e5f"/>
    </style:style>
    <style:style style:name="T10" style:family="text">
      <style:text-properties officeooo:rsid="00166c47"/>
    </style:style>
    <style:style style:name="T11" style:family="text">
      <style:text-properties officeooo:rsid="001689b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SRS: Resistance Support Relative Strength</text:p>
      <text:list xml:id="list1588807085" text:style-name="L1">
        <text:list-item>
          <text:p text:style-name="P2">from: High/Low</text:p>
        </text:list-item>
        <text:list-item>
          <text:p text:style-name="P2">feature:</text:p>
          <text:list>
            <text:list-item>
              <text:p text:style-name="P2">local support</text:p>
            </text:list-item>
            <text:list-item>
              <text:p text:style-name="P15"><text:span text:style-name="T2">l</text:span><text:span text:style-name="T1">eft side(reversion)</text:span></text:p>
            </text:list-item>
            <text:list-item>
              <text:p text:style-name="P13"><text:span text:style-name="T4">small fluctuations could also trigger st</text:span><text:span text:style-name="T5">r</text:span><text:span text:style-name="T4">ong signal</text:span></text:p>
            </text:list-item>
            <text:list-item>
              <text:p text:style-name="P3">cautious to use when market is fluctuating</text:p>
            </text:list-item>
            <text:list-item>
              <text:p text:style-name="P3">market could go reversion without high/low converge (e.g. national capital buy in when it's lacking local support)</text:p>
            </text:list-item>
          </text:list>
        </text:list-item>
        <text:list-item>
          <text:p text:style-name="P3">usage:</text:p>
          <text:list>
            <text:list-item>
              <text:p text:style-name="P2">use R^2 to filter/damp false trigger (may not work on all assets, reversion may not need strong local support)</text:p>
            </text:list-item>
            <text:list-item>
              <text:p text:style-name="P2">use indicator reversion to be more predictive (left side)</text:p>
            </text:list-item>
            <text:list-item>
              <text:p text:style-name="P2">use WLS(linear/exponential/volume weight) to be more predictive (left side) (be cautious, already leftside, maybe worse)</text:p>
            </text:list-item>
          </text:list>
        </text:list-item>
      </text:list>
      <text:p text:style-name="P11">RS<text:span text:style-name="T7">I: Relative Strength Index</text:span></text:p>
      <text:list xml:id="list192809790882664" text:continue-numbering="true" text:style-name="L1">
        <text:list-item>
          <text:p text:style-name="P4">from: <text:span text:style-name="T7">Close</text:span></text:p>
        </text:list-item>
        <text:list-item>
          <text:p text:style-name="P6">feature:</text:p>
          <text:list>
            <text:list-item>
              <text:p text:style-name="P6">momentum-based</text:p>
            </text:list-item>
            <text:list-item>
              <text:p text:style-name="P14"><text:span text:style-name="T3">oscillator(bounded and cyclic)</text:span><text:span text:style-name="T6"> </text:span></text:p>
            </text:list-item>
            <text:list-item>
              <text:p text:style-name="P7"><text:span text:style-name="T9">small local </text:span><text:span text:style-name="T10">but somewhat certain </text:span><text:span text:style-name="T8">reversal:</text:span></text:p>
              <text:list>
                <text:list-item>
                  <text:p text:style-name="P7">near right side <text:span text:style-name="T10">(thus certain)</text:span></text:p>
                </text:list-item>
                <text:list-item>
                  <text:p text:style-name="P7"><text:span text:style-name="T9">new price extreme but weaker momentum</text:span></text:p>
                </text:list-item>
                <text:list-item>
                  <text:p text:style-name="P7"><text:span text:style-name="T10">o</text:span><text:span text:style-name="T9">nly considering close-</text:span><text:span text:style-name="T10">price </text:span><text:span text:style-name="T9">momentum </text:span><text:span text:style-name="T10">(thus small)</text:span></text:p>
                </text:list-item>
                <text:list-item>
                  <text:p text:style-name="P8">use with extreme <text:span text:style-name="T10">High/Low </text:span>(missing per-bar high/low info)</text:p>
                </text:list-item>
                <text:list-item>
                  <text:p text:style-name="P9">miss other non-close-momentum based reversals</text:p>
                </text:list-item>
              </text:list>
            </text:list-item>
          </text:list>
        </text:list-item>
      </text:list>
      <text:p text:style-name="P12"><text:span text:style-name="T11">Sto-</text:span>RS<text:span text:style-name="T7">I: </text:span><text:span text:style-name="T11">Stochastic </text:span><text:span text:style-name="T7">Relative Strength Index</text:span></text:p>
      <text:list xml:id="list192810774488939" text:continue-numbering="true" text:style-name="L1">
        <text:list-item>
          <text:p text:style-name="P5">from: <text:span text:style-name="T11">Extreme of RSI-High/Low</text:span></text:p>
        </text:list-item>
        <text:list-item>
          <text:p text:style-name="P10">generate more over-sell/buy signals(some are fake)</text:p>
        </text:list-item>
        <text:list-item>
          <text:p text:style-name="P10">be very careful when Sto-RSI suggest against the tren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true" style:line-height-at-least="0.0098in"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2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.1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1:02:38.322140192</meta:creation-date>
    <dc:date>2024-06-01T19:27:50.330129208</dc:date>
    <meta:editing-duration>P2DT5H12M50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182" meta:character-count="1150" meta:non-whitespace-character-count="1018"/>
  </office:meta>
</office:document-meta>
</file>